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1000006019346EFFB.jpg" manifest:media-type="image/jpeg"/>
  <manifest:file-entry manifest:full-path="Pictures/10000000000006400000042C20D51282.jpg" manifest:media-type="image/jpeg"/>
  <manifest:file-entry manifest:full-path="Pictures/100000000000079600000795E40CB31D.jpg" manifest:media-type="image/jpeg"/>
  <manifest:file-entry manifest:full-path="Pictures/10000201000002BC000002BC5E71FB5A.png" manifest:media-type="image/png"/>
  <manifest:file-entry manifest:full-path="Pictures/100000000000045E000004002AB08666.jpg" manifest:media-type="image/jpeg"/>
  <manifest:file-entry manifest:full-path="Pictures/100000000000080000000800C652EE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iti TC" svg:font-family="'Heiti TC'" style:font-family-generic="system" style:font-pitch="variable"/>
    <style:font-face style:name="LiSong Pro" svg:font-family="'LiSong Pro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3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24cm, 20.762cm, 0.004cm, 0.47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0.741cm" svg:y="-0.659cm">
          <draw:image xlink:href="Pictures/100000000000080000000800C652EE9F.jpg" xlink:type="simple" xlink:show="embed" xlink:actuate="onLoad">
            <text:p/>
          </draw:image>
        </draw:frame>
        <draw:frame draw:style-name="gr2" draw:text-style-name="P1" draw:layer="layout" svg:width="12.899cm" svg:height="17.401cm" svg:x="-5.26cm" svg:y="-2.001cm">
          <draw:image xlink:href="Pictures/100000000000045E000004002AB08666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46cm" svg:height="7.46cm" svg:x="7.64cm" svg:y="7.64cm">
          <draw:image xlink:href="Pictures/10000201000002BC000002BC5E71FB5A.png" xlink:type="simple" xlink:show="embed" xlink:actuate="onLoad">
            <text:p/>
          </draw:image>
        </draw:frame>
        <draw:frame draw:style-name="gr1" draw:text-style-name="P1" draw:layer="layout" svg:width="7.64cm" svg:height="7.636cm" svg:x="0cm" svg:y="7.64cm">
          <draw:image xlink:href="Pictures/100000000000079600000795E40CB31D.jpg" xlink:type="simple" xlink:show="embed" xlink:actuate="onLoad">
            <text:p/>
          </draw:image>
        </draw:frame>
        <draw:frame draw:style-name="gr3" draw:text-style-name="P1" draw:layer="layout" svg:width="7.359cm" svg:height="7.639cm" svg:x="7.64cm" svg:y="0cm">
          <draw:image xlink:href="Pictures/10000000000006400000042C20D51282.jpg" xlink:type="simple" xlink:show="embed" xlink:actuate="onLoad">
            <text:p/>
          </draw:image>
        </draw:frame>
        <draw:frame draw:style-name="gr1" draw:text-style-name="P1" draw:layer="layout" svg:width="7.64cm" svg:height="7.64cm" svg:x="0cm" svg:y="0cm">
          <draw:image xlink:href="Pictures/1000000000000601000006019346EFF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iti TC" svg:font-family="'Heiti TC'" style:font-family-generic="system" style:font-pitch="variable"/>
    <style:font-face style:name="LiSong Pro" svg:font-family="'LiSong Pro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Song Pro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4cm" fo:margin-bottom="0cm" fo:margin-left="0.64cm" fo:margin-right="0.64cm" fo:page-width="15cm" fo:page-height="15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01:58:52.593502000</meta:creation-date>
    <dc:date>2017-07-12T10:21:33.569381000</dc:date>
    <meta:editing-duration>PT2M55S</meta:editing-duration>
    <meta:editing-cycles>1</meta:editing-cycles>
    <meta:document-statistic meta:object-count="6"/>
    <meta:generator>LibreOffice/4.3.6.2$MacOSX_X86_64 LibreOffice_project/d50a87b2e514536ed401c18000dad4660b6a169e</meta:generator>
  </office:meta>
</office:document-meta>
</file>